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2025-01-06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2024-02-15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2023-01-25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2021-12-06 2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2020-12-08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2019-12-03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2018-12-20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2017-12-22 15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2017-01-04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2016-01-22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2015-01-18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2014-03-05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2013-01-24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2012-01-05 2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2011-01-04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2009-12-15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2009-01-27 15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2008-02-05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2007-02-01 14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2006-01-04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2005-01-25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2004-02-14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2003-01-10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2002-01-16 22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2001-01-10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2000-01-12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99-0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98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97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96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95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93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92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91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90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89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86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85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85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84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83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83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82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82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81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81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80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80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79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79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78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78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77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77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76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76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75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75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74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74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73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73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72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72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71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71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70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70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69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6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68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68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67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66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66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65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65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64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64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63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63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62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61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60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58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57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57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56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55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54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53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52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51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50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50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49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49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48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201095200701</text:p>
          </table:table-cell>
          <table:table-cell office:value-type="string" calcext:value-type="string">
            <text:p>1946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31" meta:object-count="0"/>
    <meta:user-defined meta:name="AppVersion">3.0</meta:user-defined>
  </office:meta>
</office:document-meta>
</file>